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5b1e" officeooo:paragraph-rsid="05435b1e"/>
    </style:style>
    <style:style style:name="P11" style:family="paragraph" style:parent-style-name="Text_20_body">
      <style:text-properties officeooo:rsid="0543704d" officeooo:paragraph-rsid="0543704d"/>
    </style:style>
    <style:style style:name="P12" style:family="paragraph" style:parent-style-name="Text_20_body">
      <style:text-properties officeooo:rsid="05445648" officeooo:paragraph-rsid="05445648"/>
    </style:style>
    <style:style style:name="P13" style:family="paragraph" style:parent-style-name="Text_20_body">
      <style:text-properties officeooo:rsid="0545e136" officeooo:paragraph-rsid="0545e136"/>
    </style:style>
    <style:style style:name="P14" style:family="paragraph" style:parent-style-name="Text_20_body">
      <style:text-properties officeooo:paragraph-rsid="05479d76"/>
    </style:style>
    <style:style style:name="P15" style:family="paragraph" style:parent-style-name="Text_20_body">
      <style:text-properties officeooo:rsid="0549698e" officeooo:paragraph-rsid="0549698e"/>
    </style:style>
    <style:style style:name="P16" style:family="paragraph" style:parent-style-name="Text_20_body">
      <style:text-properties officeooo:rsid="054bc6fb" officeooo:paragraph-rsid="054bc6fb"/>
    </style:style>
    <style:style style:name="P17" style:family="paragraph" style:parent-style-name="Text_20_body">
      <style:text-properties officeooo:rsid="054d85ee" officeooo:paragraph-rsid="054d85ee"/>
    </style:style>
    <style:style style:name="P18" style:family="paragraph" style:parent-style-name="Text_20_body">
      <style:text-properties officeooo:rsid="054fbdeb" officeooo:paragraph-rsid="054fbdeb"/>
    </style:style>
    <style:style style:name="P19" style:family="paragraph" style:parent-style-name="Text_20_body">
      <style:text-properties officeooo:rsid="05512578" officeooo:paragraph-rsid="05512578"/>
    </style:style>
    <style:style style:name="P20" style:family="paragraph" style:parent-style-name="Text_20_body">
      <style:text-properties officeooo:rsid="055455cf" officeooo:paragraph-rsid="055455cf"/>
    </style:style>
    <style:style style:name="P21" style:family="paragraph" style:parent-style-name="Text_20_body">
      <style:text-properties officeooo:rsid="05561393" officeooo:paragraph-rsid="05561393"/>
    </style:style>
    <style:style style:name="P22" style:family="paragraph" style:parent-style-name="Text_20_body">
      <style:text-properties officeooo:rsid="05574ee6" officeooo:paragraph-rsid="05574ee6"/>
    </style:style>
    <style:style style:name="P23" style:family="paragraph" style:parent-style-name="Text_20_body">
      <style:text-properties officeooo:rsid="05582fbb" officeooo:paragraph-rsid="05582fbb"/>
    </style:style>
    <style:style style:name="P24" style:family="paragraph" style:parent-style-name="Text_20_body">
      <style:text-properties officeooo:rsid="055c25a3" officeooo:paragraph-rsid="055c25a3"/>
    </style:style>
    <style:style style:name="P25" style:family="paragraph" style:parent-style-name="Text_20_body">
      <style:text-properties officeooo:rsid="055d1d03" officeooo:paragraph-rsid="055d1d03"/>
    </style:style>
    <style:style style:name="P26" style:family="paragraph" style:parent-style-name="Text_20_body">
      <style:text-properties officeooo:rsid="055df1d6" officeooo:paragraph-rsid="055df1d6"/>
    </style:style>
    <style:style style:name="P27" style:family="paragraph" style:parent-style-name="Heading_20_2">
      <style:text-properties officeooo:paragraph-rsid="05195e16"/>
    </style:style>
    <style:style style:name="P28" style:family="paragraph" style:parent-style-name="Heading_20_3">
      <style:text-properties officeooo:rsid="055df1d6" officeooo:paragraph-rsid="055df1d6"/>
    </style:style>
    <style:style style:name="P29" style:family="paragraph" style:parent-style-name="Heading_20_1">
      <style:text-properties officeooo:rsid="0539cbe2" officeooo:paragraph-rsid="0539cbe2"/>
    </style:style>
    <style:style style:name="P30" style:family="paragraph" style:parent-style-name="Heading_20_2">
      <style:text-properties officeooo:rsid="05626dc0" officeooo:paragraph-rsid="05626dc0"/>
    </style:style>
    <style:style style:name="P31" style:family="paragraph" style:parent-style-name="Text_20_body">
      <style:text-properties officeooo:rsid="053e0fd9" officeooo:paragraph-rsid="053e1770"/>
    </style:style>
    <style:style style:name="P32" style:family="paragraph" style:parent-style-name="Text_20_body" style:list-style-name="L1">
      <style:text-properties officeooo:rsid="05418f7b" officeooo:paragraph-rsid="05418f7b"/>
    </style:style>
    <style:style style:name="P33" style:family="paragraph" style:parent-style-name="Text_20_body" style:list-style-name="L2">
      <style:text-properties officeooo:rsid="0543704d" officeooo:paragraph-rsid="0543704d"/>
    </style:style>
    <style:style style:name="P34" style:family="paragraph" style:parent-style-name="Text_20_body" style:list-style-name="L3">
      <style:text-properties officeooo:rsid="05479d76" officeooo:paragraph-rsid="05479d76"/>
    </style:style>
    <style:style style:name="P35" style:family="paragraph" style:parent-style-name="Text_20_body" style:list-style-name="L4">
      <style:text-properties officeooo:rsid="0549698e" officeooo:paragraph-rsid="0549698e"/>
    </style:style>
    <style:style style:name="P36" style:family="paragraph" style:parent-style-name="Text_20_body" style:list-style-name="L5">
      <style:text-properties officeooo:rsid="054d85ee" officeooo:paragraph-rsid="054d85ee"/>
    </style:style>
    <style:style style:name="P37" style:family="paragraph" style:parent-style-name="Text_20_body" style:list-style-name="L6">
      <style:text-properties officeooo:rsid="054fbdeb" officeooo:paragraph-rsid="054fbdeb"/>
    </style:style>
    <style:style style:name="P38" style:family="paragraph" style:parent-style-name="Text_20_body" style:list-style-name="L6">
      <style:text-properties officeooo:rsid="0550a94b" officeooo:paragraph-rsid="0550a94b"/>
    </style:style>
    <style:style style:name="P39" style:family="paragraph" style:parent-style-name="Text_20_body" style:list-style-name="L7">
      <style:text-properties officeooo:rsid="05512578" officeooo:paragraph-rsid="05512578"/>
    </style:style>
    <style:style style:name="P40" style:family="paragraph" style:parent-style-name="Text_20_body" style:list-style-name="L7">
      <style:text-properties officeooo:rsid="055455cf" officeooo:paragraph-rsid="055455cf"/>
    </style:style>
    <style:style style:name="P41" style:family="paragraph" style:parent-style-name="Text_20_body" style:list-style-name="L8">
      <style:text-properties officeooo:rsid="055c6a31" officeooo:paragraph-rsid="055c6a31"/>
    </style:style>
    <style:style style:name="P42" style:family="paragraph" style:parent-style-name="Text_20_body" style:list-style-name="L8">
      <style:text-properties officeooo:rsid="055cdfec" officeooo:paragraph-rsid="055cdfec"/>
    </style:style>
    <style:style style:name="P43" style:family="paragraph" style:parent-style-name="Text_20_body" style:list-style-name="L9">
      <style:text-properties officeooo:paragraph-rsid="05195e16"/>
    </style:style>
    <style:style style:name="P44" style:family="paragraph" style:parent-style-name="Text_20_body" style:list-style-name="L9">
      <style:text-properties officeooo:rsid="051bc9a6" officeooo:paragraph-rsid="05195e16"/>
    </style:style>
    <style:style style:name="P45" style:family="paragraph" style:parent-style-name="Text_20_body" style:list-style-name="L9">
      <style:text-properties officeooo:rsid="0546e624" officeooo:paragraph-rsid="0546e624"/>
    </style:style>
    <style:style style:name="P46" style:family="paragraph" style:parent-style-name="Text_20_body">
      <style:text-properties officeooo:rsid="0560542d" officeooo:paragraph-rsid="0560542d"/>
    </style:style>
    <style:style style:name="P47" style:family="paragraph" style:parent-style-name="Text_20_body" style:list-style-name="L10">
      <style:text-properties officeooo:rsid="0560eb4f" officeooo:paragraph-rsid="0560eb4f"/>
    </style:style>
    <style:style style:name="P48" style:family="paragraph" style:parent-style-name="Text_20_body" style:list-style-name="L10">
      <style:text-properties officeooo:rsid="05614f11" officeooo:paragraph-rsid="05614f11"/>
    </style:style>
    <style:style style:name="P49" style:family="paragraph" style:parent-style-name="Text_20_body" style:list-style-name="L10">
      <style:text-properties officeooo:rsid="056205ee" officeooo:paragraph-rsid="056205ee"/>
    </style:style>
    <style:style style:name="P50" style:family="paragraph" style:parent-style-name="Text_20_body">
      <style:text-properties officeooo:rsid="0562acd3" officeooo:paragraph-rsid="0562acd3"/>
    </style:style>
    <style:style style:name="P51" style:family="paragraph" style:parent-style-name="Text_20_body">
      <style:text-properties officeooo:rsid="05644a20" officeooo:paragraph-rsid="05644a20"/>
    </style:style>
    <style:style style:name="P52" style:family="paragraph" style:parent-style-name="Text_20_body">
      <style:text-properties officeooo:rsid="0564ef0e" officeooo:paragraph-rsid="0564ef0e"/>
    </style:style>
    <style:style style:name="P53" style:family="paragraph" style:parent-style-name="Text_20_body">
      <style:text-properties officeooo:rsid="056653d8" officeooo:paragraph-rsid="056a565a"/>
    </style:style>
    <style:style style:name="P54" style:family="paragraph" style:parent-style-name="Text_20_body">
      <style:text-properties officeooo:rsid="056d4eb5" officeooo:paragraph-rsid="056d4eb5"/>
    </style:style>
    <style:style style:name="P55" style:family="paragraph" style:parent-style-name="Text_20_body" style:list-style-name="L11">
      <style:text-properties officeooo:rsid="056dcf1b" officeooo:paragraph-rsid="056dcf1b"/>
    </style:style>
    <style:style style:name="P56" style:family="paragraph" style:parent-style-name="Text_20_body" style:list-style-name="L11">
      <style:text-properties officeooo:rsid="056dcf1b" officeooo:paragraph-rsid="056e3790"/>
    </style:style>
    <style:style style:name="P57" style:family="paragraph" style:parent-style-name="Text_20_body" style:list-style-name="L11">
      <style:text-properties officeooo:rsid="056e3790" officeooo:paragraph-rsid="056e3790"/>
    </style:style>
    <style:style style:name="P58" style:family="paragraph" style:parent-style-name="Text_20_body" style:list-style-name="L11">
      <style:text-properties officeooo:rsid="056f01a7" officeooo:paragraph-rsid="056f01a7"/>
    </style:style>
    <style:style style:name="P59" style:family="paragraph" style:parent-style-name="Text_20_body" style:list-style-name="L11">
      <style:text-properties officeooo:rsid="056f5162" officeooo:paragraph-rsid="056f5162"/>
    </style:style>
    <style:style style:name="P60" style:family="paragraph" style:parent-style-name="Text_20_body">
      <style:text-properties officeooo:rsid="056fdf10" officeooo:paragraph-rsid="056fdf10"/>
    </style:style>
    <style:style style:name="P61" style:family="paragraph" style:parent-style-name="Text_20_body">
      <style:text-properties officeooo:rsid="057015ec" officeooo:paragraph-rsid="057015ec"/>
    </style:style>
    <style:style style:name="P62" style:family="paragraph" style:parent-style-name="Text_20_body" style:list-style-name="L12">
      <style:text-properties officeooo:rsid="0570381d" officeooo:paragraph-rsid="0570381d"/>
    </style:style>
    <style:style style:name="P63" style:family="paragraph" style:parent-style-name="Text_20_body">
      <style:paragraph-properties fo:text-align="end" style:justify-single-word="false" style:writing-mode="rl-tb"/>
      <style:text-properties officeooo:rsid="056653d8" officeooo:paragraph-rsid="056653d8"/>
    </style:style>
    <style:style style:name="P64"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65" style:family="paragraph" style:parent-style-name="Standard">
      <style:paragraph-properties style:line-height-at-least="0.198in" fo:text-align="start" style:justify-single-word="false" style:writing-mode="lr-tb"/>
      <style:text-properties fo:color="#000000" fo:background-color="#ffffff"/>
    </style:style>
    <style:style style:name="P66"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67"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68" style:family="paragraph" style:parent-style-name="Standard">
      <style:paragraph-properties fo:text-align="start" style:justify-single-word="false" style:writing-mode="lr-tb"/>
      <style:text-properties officeooo:rsid="056653d8" officeooo:paragraph-rsid="056653d8"/>
    </style:style>
    <style:style style:name="P69"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70" style:family="paragraph" style:parent-style-name="Standard">
      <style:paragraph-properties fo:text-align="end" style:justify-single-word="false" style:writing-mode="rl-tb"/>
      <style:text-properties fo:color="#000000" officeooo:rsid="056a565a" officeooo:paragraph-rsid="056a565a" fo:background-color="#ffffff"/>
    </style:style>
    <style:style style:name="P71"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72" style:family="paragraph" style:parent-style-name="Standard">
      <style:paragraph-properties fo:text-align="end" style:justify-single-word="false" style:writing-mode="rl-tb"/>
      <style:text-properties officeooo:rsid="056a565a" officeooo:paragraph-rsid="056a565a"/>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style:font-name="Droid Sans Mono" fo:font-size="10.5pt" fo:font-weight="normal"/>
    </style:style>
    <style:style style:name="T20" style:family="text">
      <style:text-properties style:font-name="Droid Sans Mono" fo:font-size="10.5pt" fo:font-weight="normal" officeooo:rsid="056a565a"/>
    </style:style>
    <style:style style:name="T21" style:family="text">
      <style:text-properties fo:color="#000000" style:font-name="Droid Sans Mono" fo:font-size="10.5pt" fo:font-weight="normal" fo:background-color="#ffffff" loext:char-shading-value="0"/>
    </style:style>
    <style:style style:name="T22" style:family="text">
      <style:text-properties fo:color="#000000" style:font-name="Droid Sans Mono" fo:font-size="10.5pt" fo:font-weight="normal" officeooo:rsid="056a565a" fo:background-color="#ffffff" loext:char-shading-value="0"/>
    </style:style>
    <style:style style:name="T23" style:family="text">
      <style:text-properties fo:color="#0000ff"/>
    </style:style>
    <style:style style:name="T24" style:family="text">
      <style:text-properties fo:color="#0000ff" style:font-name="Droid Sans Mono" fo:font-size="10.5pt" fo:font-weight="normal"/>
    </style:style>
    <style:style style:name="T25" style:family="text">
      <style:text-properties fo:color="#0000ff" style:font-name="Droid Sans Mono" fo:font-size="10.5pt" fo:font-weight="normal" fo:background-color="#ffffff" loext:char-shading-value="0"/>
    </style:style>
    <style:style style:name="T26" style:family="text">
      <style:text-properties officeooo:rsid="056a565a"/>
    </style:style>
    <style:style style:name="T27" style:family="text">
      <style:text-properties officeooo:rsid="056e3790"/>
    </style:style>
    <style:style style:name="T28" style:family="text">
      <style:text-properties officeooo:rsid="0570381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31">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8515166904319392594" text:style-name="L1">
        <text:list-item>
          <text:p text:style-name="P32">LessThanComparable - מכילים אופרטור "קטן מ-".</text:p>
        </text:list-item>
        <text:list-item>
          <text:p text:style-name="P32">EqualityComparable - מכילים אופרטור "=="</text:p>
        </text:list-item>
        <text:list-item>
          <text:p text:style-name="P32">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10">אפשר גם להגדיר "עידון" (refinement) של מושגים: מושג ב מעדן מושג א, אם אוסף הדרישות של ב מכיל את אוסף הדרישות של א.</text:p>
      <text:p text:style-name="P10">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1">הרכיבים העיקריים של הספריה התקנית הם: מיכלים, איטרטורים, אלגוריתמים, פונקטורים, מתאמים, זרמים ומחרוזות.</text:p>
      <text:p text:style-name="P11">מיכלים, איטרטורים ואלגוריתמים קשורים זה לזה באופן הבא:</text:p>
      <text:list xml:id="list3408281733394049806" text:style-name="L2">
        <text:list-item>
          <text:p text:style-name="P33">כל <text:span text:style-name="T6">מיכל</text:span> מגדיר <text:span text:style-name="T6">איטרטורים </text:span>המאפשרים לעבור על כל הפריטים במיכל.</text:p>
        </text:list-item>
        <text:list-item>
          <text:p text:style-name="P33">כל <text:span text:style-name="T6">אלגוריתם </text:span>מקבל כקלט <text:span text:style-name="T6">איטרטורים </text:span>המגדירים את התחום שבו האלגוריתם צריך לעבוד.</text:p>
        </text:list-item>
      </text:list>
      <text:p text:style-name="P12">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3">לעומת זאת, בשיטת האיטרטורים אנחנו צריכים לממש כל אלגוריתם פעם אחת, ולממש איטרטורים לכל מיכל, סה"כ O(m+n) עבודה.</text:p>
      <text:p text:style-name="Heading_20_2">מיכלים</text:p>
      <text:p text:style-name="P14"><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2584247007660001608" text:style-name="L3">
        <text:list-item>
          <text:p text:style-name="P34">אפשר להכניס למיכל רק עצם המשתייך למושג Assignable - כלומר יש לו אופרטור השמה ובנאי מעתיק.</text:p>
        </text:list-item>
        <text:list-item>
          <text:p text:style-name="P34">בכל פעם שמכניסים עצם למיכל, נבנה עצם חדש; בכל פעם שמפרקים מיכל, מתפרקים כל העצמים הנמצאים בו.</text:p>
        </text:list-item>
      </text:list>
      <text:p text:style-name="P15">יש שני סוגים עיקריים של מיכלים:</text:p>
      <text:list xml:id="list1192131682922065685" text:style-name="L4">
        <text:list-item>
          <text:p text:style-name="P35">סדרתיים - וקטור, רשימה... <text:span text:style-name="T10">- </text:span>שומרים פריטים לפי סדר <text:span text:style-name="T10">ההכנסה שלהם</text:span></text:p>
        </text:list-item>
        <text:list-item>
          <text:p text:style-name="P35">אסוציאטיביים - <text:span text:style-name="T10">קבוצה, מפה... - שומרים פריטים לפי הסדר הטבעי שלהם (המוגדר ע"י אופרטור קטן מ-).</text:span></text:p>
        </text:list-item>
      </text:list>
      <text:p text:style-name="P16">התיעוד באתר cplusplus.com מאד מפורט, וצריך לעיין בו ולהתרגל אליו.</text:p>
      <text:p text:style-name="Heading_20_2">מיכלים סדרתיים</text:p>
      <text:p text:style-name="P17">המיכלים הסדרתיים נבדלים בסיבוכיות הזמן הנדרשת לביצוע פעולות שונות:</text:p>
      <text:list xml:id="list352125085486770011" text:style-name="L5">
        <text:list-item>
          <text:p text:style-name="P36">list - רשימה מקושרת - זמן הכנסה בהתחלה/אמצע/סוף הוא קבוע (אם יש לנו איטרטור מתאים), אבל זמן הגישה לאיבר באמצע הרשימה הוא ליניארי.</text:p>
        </text:list-item>
        <text:list-item>
          <text:p text:style-name="P36">vector - וקטור - זמן הכנסה בהתחלה/אמצע הוא ליניארי, <text:span text:style-name="T11">זמן הכנסה בסוף קבוע בממוצע, ו</text:span>זמן הגישה לאיבר באמצע הוא קבוע.</text:p>
        </text:list-item>
        <text:list-item>
          <text:p text:style-name="P36">deque - תור דו-כיווני - זמן הכנסה בהתחלה/סוף קבוע, וגם זמן הגישה לאיבר באמצע הוא קבוע, אבל פחות יעיל מוקטור.</text:p>
        </text:list-item>
      </text:list>
      <text:p text:style-name="Heading_20_3">וקטור</text:p>
      <text:p text:style-name="P18">וקטור - vector&lt;T&gt; - ממומש כבלוק רציף של עצמים מסוג T. הבלוק גדל בצורה דינמית כשמוסיפים לו עצמים. יש שתי שיטות להוסיף עצם לסוף של וקטור:</text:p>
      <text:list xml:id="list7806358901522859557" text:style-name="L6">
        <text:list-item>
          <text:p text:style-name="P37">push_back - מקבלת עצם מסוג T ומעתיקה אותו לתא חדש בסוף הוקטור, ע"י שימוש בבנאי מעתיק.</text:p>
        </text:list-item>
        <text:list-item>
          <text:p text:style-name="P38">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9">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562710486010126808" text:style-name="L7">
        <text:list-item>
          <text:p text:style-name="P39">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40">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20">מקובל להגדיל את הקיבולת פי 2 בכל פעם; אפשר להוכיח שבמצב זה, הזמן הדרוש להכניס n עצמים הוא בערך 2n, כלומר הזמן הממוצע להכנסת עצם אחד הוא קבוע.</text:p>
      <text:p text:style-name="P21">שימו לב: העצמים מ-0 עד גודל-1 הם מאותחלים, אבל העצמים מגודל עד קיבולת-1 הם לא מאותחלים. אמנם הם שמורים עבור הוקטור, אבל הערך שלהם לא מוגדר.</text:p>
      <text:p text:style-name="P22">כדי לגשת לעצמים בוקטןר, אפשר באופרטור [] או בשיטה at. אופרטור [] לא בודק שהאינדקס קטן מהגודל; השיטה at כן בודקת.</text:p>
      <text:p text:style-name="P23"><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23">אם מעבירים פרמטר שני, הוא משמש לאיתחול כל העצמים בין 0 ל גודל-1.<text:span text:style-name="T13"> <text:s text:c="2"/>אפשר גם לאתחל כל עצם בוקטור עם פרמטרים אחרים, ע"י שימוש בסוגריים מסולסלים.</text:span></text:p>
      <text:p text:style-name="P24"><text:span text:style-name="T6">סוגים קשורים לוקטור</text:span>: <text:s/><text:span text:style-name="T14">לכל וקטור יש כמה טיפוסים הקשורים אליו, ואפשר לגשת אליהם בעזרת "ארבע נקודות" - ::</text:span></text:p>
      <text:list xml:id="list4440751065957659528" text:style-name="L8">
        <text:list-item>
          <text:p text:style-name="P41">value_type - הסוג של כל אחד מהעצמים בוקטור (שווה לסוג T המועבר כפרמטר לוקטור.).</text:p>
        </text:list-item>
        <text:list-item>
          <text:p text:style-name="P41">reference - רפרנס לעצם בוקטור (שווה ל T&amp;).</text:p>
        </text:list-item>
        <text:list-item>
          <text:p text:style-name="P41">const_reference - רפרנס לעצם קבוע (שווה ל const T&amp;).</text:p>
        </text:list-item>
        <text:list-item>
          <text:p text:style-name="P42">iterator - איטרטור על הוקטור.</text:p>
        </text:list-item>
      </text:list>
      <text:p text:style-name="P25"><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28">תור דו-כיווני </text:p>
      <text:p text:style-name="P26">תור דו-כיווני - deque - מאפשר להכניס עצמים גם בהתחלה וגם בסוף בצורה יחסית יעילה. איך הוא עושה את זה? הוא לא מחזיק בלוק רציף בזיכרון, אלא כמה בלוקים המקושרים ביניהם. ואז, כשצריך להוסיף בבלוק אחד, צריך להגדיל רק את הבלוק הזה.</text:p>
      <text:p text:style-name="P30">מיכלים <text:span text:style-name="T15">אסוציאטיביים</text:span></text:p>
      <text:p text:style-name="P46">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8467327043644867650" text:style-name="L10">
        <text:list-item>
          <text:p text:style-name="P47">set - קבוצה - מכילה רק מפתחות; כל מפתח פעם אחת בלבד.</text:p>
        </text:list-item>
        <text:list-item>
          <text:p text:style-name="P47">map - מפה - מתאימה מפתחות לערכים; כל מפתח פעם אחת בלבד (עם ערך אחד בלבד).</text:p>
        </text:list-item>
        <text:list-item>
          <text:p text:style-name="P48">multiset, multimap - כנ"ל, רק שכל מפתח יכול להופיע כמה פעמים.</text:p>
          <text:p text:style-name="P49"><text:span text:style-name="T18">(חידה: נניח שיש לכם set,map. איך תממשו multiset,multimap?)</text:span>.</text:p>
        </text:list-item>
      </text:list>
      <text:p text:style-name="Heading_20_3">מיכלים אסוציאטיביים מסודרים</text:p>
      <text:p text:style-name="P50">ניתן להגדיר <text:span text:style-name="T6">סדר </text:span>על המפתחות במיכל אסוציאטיבי. כברירת מחדל, מיכל אסוציאטיבי מסודר משתמש באופרטור "קטן מ-".</text:p>
      <text:p text:style-name="P51">ניתן להגדיר סדר שונה. לשם כך צריך להשתמש באובייקטים המציינים פונקציות - בהרצאות קודמות קראנו להם "פונקטורים".</text:p>
      <text:p text:style-name="P52">"פונקטור" הוא כל עצם שאפשר להשתמש כמו כמו שמשתמשים בפונקציה. בפרט: מצביע לפונקציה, עצם ממחלקה עם אופרטור סוגריים (), או ביטוי למדא.</text:p>
      <text:p text:style-name="P53">כדי ליצור מיכל אסוציאטיבי <text:span text:style-name="T26">ע</text:span>ם סדר שונה מהרגיל, מעבירים את המחלקה של הפונקטור המתאים כפרמטר לתבנית. למשל<text:span text:style-name="T26">, עבור סידור מספרים בסדר יורד אפשר להגדיר את המחלקה:</text:span></text:p>
      <text:p text:style-name="P66"><text:span text:style-name="T23">struct</text:span> SederYored {</text:p>
      <text:p text:style-name="P65">    <text:span text:style-name="T24">bool</text:span><text:span text:style-name="T19"> </text:span><text:span text:style-name="T24">operator</text:span><text:span text:style-name="T19">()(</text:span><text:span text:style-name="T24">int</text:span><text:span text:style-name="T19"> x, </text:span><text:span text:style-name="T24">int</text:span><text:span text:style-name="T19"> y) {</text:span><text:span text:style-name="T24">return</text:span><text:span text:style-name="T19"> x&gt;y;}</text:span></text:p>
      <text:p text:style-name="P66">};</text:p>
      <text:p text:style-name="P71">ואז בתוכנית הראשית לכתוב:</text:p>
      <text:p text:style-name="P67">set&lt;int, SederYored&gt; s1;</text:p>
      <text:p text:style-name="P71">המספרים שנכניס ל-s1 יהיו מסודרים לפי אופרטור-סוגריים של המחלקה SederYored.</text:p>
      <text:p text:style-name="P71"/>
      <text:p text:style-name="P71">בספריה התקנית כבר הגדירו מחלקות עם אופרטור-סוגריים מתאים, המתאימות לכל מחלקה שיש לה אופרטור-קטן-מ או אופרטור-גדול-מ. למשל, השורה:</text:p>
      <text:p text:style-name="P68"><text:span text:style-name="T22">s</text:span><text:span text:style-name="T21">et&lt;</text:span><text:span text:style-name="T25">int</text:span><text:span text:style-name="T21">,less&lt;</text:span><text:span text:style-name="T25">int</text:span><text:span text:style-name="T21">&gt;&gt; s1;</text:span></text:p>
      <text:p text:style-name="P72"><text:span text:style-name="T21">יוצרת קבוצה שבה הפריטים מסודרים מהקטן לגדול (לפי אופרטור קטן-מ שלהם), והשורה:</text:span></text:p>
      <text:p text:style-name="P65"><text:span text:style-name="T20">s</text:span><text:span text:style-name="T19">et&lt;</text:span><text:span text:style-name="T24">int</text:span><text:span text:style-name="T19">,greater&lt;</text:span><text:span text:style-name="T24">int</text:span><text:span text:style-name="T19">&gt;&gt; s1;</text:span></text:p>
      <text:p text:style-name="P72"><text:span text:style-name="T21">יוצרת קבוצה שבה הפריטים מסודרים מהגדול לקטן (לפי אופרטור גדול-מ שלהם).</text:span></text:p>
      <text:p text:style-name="P72"><text:span text:style-name="T21"/></text:p>
      <text:p text:style-name="P63">ברירת המחדל היא <text:span text:style-name="T26">היא less&lt;T&gt;, למשל אם כותבים:</text:span></text:p>
      <text:p text:style-name="P64"><text:span text:style-name="T19">set&lt;</text:span><text:span text:style-name="T24">int</text:span><text:span text:style-name="T19">&gt; s1;</text:span></text:p>
      <text:p text:style-name="P70"><text:span text:style-name="T19">זה כמו לכתוב set&lt;int,less&lt;int&gt;&gt;.</text:span></text:p>
      <text:p text:style-name="P70"><text:span text:style-name="T19"/></text:p>
      <text:p text:style-name="Heading_20_2">איטרטורים</text:p>
      <text:p text:style-name="P54">הספריה התקנית מגדירה כמה סוגים של איטרטורים.</text:p>
      <text:list xml:id="list961009776070929192" text:style-name="L11">
        <text:list-item>
          <text:p text:style-name="P55">איטרטור טריביאלי - משמש לקריאה בלבד, אי אפשר להזיז אותו.</text:p>
        </text:list-item>
        <text:list-item>
          <text:p text:style-name="P55">איטרטור קלט - משמש לקריאה בלבד, אפשר להזיז אותו קדימה (++).<text:span text:style-name="T27"> משמש בעיקר לזרמי-קלט.</text:span></text:p>
        </text:list-item>
        <text:list-item>
          <text:p text:style-name="P56">איטרטור פלט - משמש לכתיבה בלבד, אפשר להזיז אותו קדימה (++).<text:span text:style-name="T27"> משמש בעיקר לזרמי-פלט.</text:span></text:p>
        </text:list-item>
        <text:list-item>
          <text:p text:style-name="P57">איטרטור קדימה (forward iterator) - שילוב של איטרטור קלט ופלט, יכול לשמש לקריאה ולכתיבה.</text:p>
        </text:list-item>
        <text:list-item>
          <text:p text:style-name="P58">איטרטור דו-כיווני (bidirectional iterator) - כמו הקודם, רק שהוא יכול גם לזוז אחורה (--).</text:p>
        </text:list-item>
        <text:list-item>
          <text:p text:style-name="P59">איטרטור גישה אקראית (random access iterator) - כמו הקודם, רק שאפשר גם לבצע עליו אריתמטיקה כמו עם פוינטרים של סי.</text:p>
        </text:list-item>
      </text:list>
      <text:p text:style-name="P61">המיכלים השונים מציעים איטרטורים ברמות שונות<text:span text:style-name="T28">, למשל:</text:span></text:p>
      <text:list xml:id="list1213726929682708475" text:style-name="L12">
        <text:list-item>
          <text:p text:style-name="P62">קבוצה, מפה ורשימה מציעים איטרטור דו-כיווני.</text:p>
        </text:list-item>
        <text:list-item>
          <text:p text:style-name="P62">וקטור מציע איטרטור גישה אקראית.</text:p>
        </text:list-item>
        <text:list-item>
          <text:p text:style-name="P62"/>
        </text:list-item>
      </text:list>
      <text:p text:style-name="P60"/>
      <text:p text:style-name="P69"/>
      <text:p text:style-name="P69"/>
      <text:p text:style-name="P27">מקורות</text:p>
      <text:list xml:id="list1198416243099102214" text:style-name="L9">
        <text:list-item>
          <text:p text:style-name="P43">מצג<text:span text:style-name="T2">ו</text:span>ת של<text:span text:style-name="T1"> </text:span>אופיר פלא.</text:p>
        </text:list-item>
        <text:list-item>
          <text:p text:style-name="P44">Peter Gottschling, "Discovering Modern C++", chapter <text:span text:style-name="T3">4</text:span>.</text:p>
        </text:list-item>
        <text:list-item>
          <text:p text:style-name="P45">תיעוד הספריה התקנית באתר cplusplus.com.</text:p>
        </text:list-item>
      </text:list>
      <text:p text:style-name="P4"/>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28T14:19:59.758087625</dc:date>
    <meta:editing-duration>P9DT23H13M18S</meta:editing-duration>
    <meta:editing-cycles>1286</meta:editing-cycles>
    <meta:document-statistic meta:table-count="0" meta:image-count="0" meta:object-count="0" meta:page-count="1" meta:paragraph-count="98" meta:word-count="1567" meta:character-count="9115" meta:non-whitespace-character-count="7659"/>
  </office:meta>
</office:document-meta>
</file>